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font-face-decls>
    <style:font-face svg:font-family="OpenSymbol" style:name="OpenSymbol"/>
    <style:font-face svg:font-family="Tahoma" style:name="Tahoma1"/>
    <style:font-face svg:font-family="Courier-Bold" style:font-family-generic="modern" style:name="Courier-Bold"/>
    <style:font-face svg:font-family="Courier" style:font-family-generic="modern" style:font-pitch="fixed" style:name="Courier"/>
    <style:font-face svg:font-family="'Times New Roman'" style:font-family-generic="roman" style:font-pitch="variable" style:name="Times New Roman"/>
    <style:font-face svg:font-family="Arial" style:font-family-generic="swiss" style:font-pitch="variable" style:name="Arial"/>
    <style:font-face svg:font-family="'Arial Unicode MS'" style:font-family-generic="system" style:font-pitch="variable" style:name="Arial Unicode MS"/>
    <style:font-face svg:font-family="Tahoma" style:font-family-generic="system" style:font-pitch="variable" style:name="Tahoma"/>
  </office:font-face-decls>
  <office:automatic-styles>
    <style:style style:family="paragraph" style:name="P1" style:parent-style-name="Standard">
      <style:text-properties style:use-window-font-color="true" style:font-name="Courier" fo:font-size="9pt" fo:font-weight="bold" style:font-name-asian="Courier-Bold" style:font-size-asian="9pt" style:font-weight-asian="bold" style:font-name-complex="Courier-Bold" style:font-size-complex="9pt" style:font-weight-complex="bol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paragraph" style:name="P2" style:parent-style-name="Standard">
      <style:text-properties style:use-window-font-color="true" style:font-name="Courier" fo:font-size="9pt" fo:font-weight="normal" style:font-name-asian="Courier" style:font-size-asian="9pt" style:font-weight-asian="normal" style:font-name-complex="Courier" style:font-size-complex="9pt" style:font-weight-complex="normal"/>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paragraph" style:name="P3" style:parent-style-name="Standard">
      <style:text-properties style:font-name="Courier" fo:font-size="9pt" style:font-size-asian="9pt" style:font-size-complex="9pt"/>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paragraph" style:name="P4" style:parent-style-name="Standard">
      <style:text-properties style:font-name="Courier" fo:font-size="9pt" fo:font-weight="bold" style:font-size-asian="9pt" style:font-weight-asian="bold" style:font-size-complex="9pt" style:font-weight-complex="bol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paragraph" style:list-style-name="L1" style:name="P5" style:parent-style-name="Standard">
      <style:text-properties style:use-window-font-color="true" style:font-name="Courier" fo:font-size="9pt" fo:font-weight="normal" style:font-name-asian="Courier" style:font-size-asian="9pt" style:font-weight-asian="normal" style:font-name-complex="Courier" style:font-size-complex="9pt" style:font-weight-complex="normal"/>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paragraph" style:list-style-name="L2" style:name="P6" style:parent-style-name="Standard">
      <style:text-properties style:use-window-font-color="true" style:font-name="Courier" fo:font-size="9pt" fo:font-weight="normal" style:font-name-asian="Courier" style:font-size-asian="9pt" style:font-weight-asian="normal" style:font-name-complex="Courier" style:font-size-complex="9pt" style:font-weight-complex="normal"/>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paragraph" style:list-style-name="L3" style:name="P7" style:parent-style-name="Standard">
      <style:text-properties style:use-window-font-color="true" style:font-name="Courier" fo:font-size="9pt" fo:font-weight="normal" style:font-name-asian="Courier" style:font-size-asian="9pt" style:font-weight-asian="normal" style:font-name-complex="Courier" style:font-size-complex="9pt" style:font-weight-complex="normal"/>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paragraph" style:list-style-name="L1" style:name="P8" style:parent-style-name="Standard">
      <style:text-properties style:font-name="Courier" fo:font-size="9pt" style:font-size-asian="9pt" style:font-size-complex="9pt"/>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family="text" style:name="T1">
      <style:text-properties style:use-window-font-color="true" fo:font-weight="normal" style:font-name-asian="Courier" style:font-weight-asian="normal" style:font-name-complex="Courier" style:font-weight-complex="normal"/>
    </style:style>
    <text:list-style style:name="L1">
      <text:list-level-style-number text:level="1" style:num-format="1" style:num-suffix="." text:style-name="Numbering_20_Symbols">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style:num-suffix="." text:style-name="Numbering_20_Symbols">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style:num-suffix="." text:style-name="Numbering_20_Symbols">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style:num-suffix="." text:style-name="Numbering_20_Symbols">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style:num-suffix="." text:style-name="Numbering_20_Symbols">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style:num-suffix="." text:style-name="Numbering_20_Symbols">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style:num-suffix="." text:style-name="Numbering_20_Symbols">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style:num-suffix="." text:style-name="Numbering_20_Symbols">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style:num-suffix="." text:style-name="Numbering_20_Symbols">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style:num-suffix="." text:style-name="Numbering_20_Symbols">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bullet-char="•" text:level="1" style:num-suffix="." text:style-name="Bullet_20_Symbols">
        <style:list-level-properties text:list-level-position-and-space-mode="label-alignment">
          <style:list-level-label-alignment text:label-followed-by="listtab" text:list-tab-stop-position="0.5in" fo:text-indent="-0.25in" fo:margin-left="0.5in"/>
        </style:list-level-properties>
      </text:list-level-style-bullet>
      <text:list-level-style-bullet text:bullet-char="◦" text:level="2" style:num-suffix="." text:style-name="Bullet_20_Symbols">
        <style:list-level-properties text:list-level-position-and-space-mode="label-alignment">
          <style:list-level-label-alignment text:label-followed-by="listtab" text:list-tab-stop-position="0.75in" fo:text-indent="-0.25in" fo:margin-left="0.75in"/>
        </style:list-level-properties>
      </text:list-level-style-bullet>
      <text:list-level-style-bullet text:bullet-char="▪" text:level="3" style:num-suffix="." text:style-name="Bullet_20_Symbols">
        <style:list-level-properties text:list-level-position-and-space-mode="label-alignment">
          <style:list-level-label-alignment text:label-followed-by="listtab" text:list-tab-stop-position="1in" fo:text-indent="-0.25in" fo:margin-left="1in"/>
        </style:list-level-properties>
      </text:list-level-style-bullet>
      <text:list-level-style-bullet text:bullet-char="•" text:level="4" style:num-suffix="." text:style-name="Bullet_20_Symbols">
        <style:list-level-properties text:list-level-position-and-space-mode="label-alignment">
          <style:list-level-label-alignment text:label-followed-by="listtab" text:list-tab-stop-position="1.25in" fo:text-indent="-0.25in" fo:margin-left="1.25in"/>
        </style:list-level-properties>
      </text:list-level-style-bullet>
      <text:list-level-style-bullet text:bullet-char="◦" text:level="5" style:num-suffix="." text:style-name="Bullet_20_Symbols">
        <style:list-level-properties text:list-level-position-and-space-mode="label-alignment">
          <style:list-level-label-alignment text:label-followed-by="listtab" text:list-tab-stop-position="1.5in" fo:text-indent="-0.25in" fo:margin-left="1.5in"/>
        </style:list-level-properties>
      </text:list-level-style-bullet>
      <text:list-level-style-bullet text:bullet-char="▪" text:level="6" style:num-suffix="." text:style-name="Bullet_20_Symbols">
        <style:list-level-properties text:list-level-position-and-space-mode="label-alignment">
          <style:list-level-label-alignment text:label-followed-by="listtab" text:list-tab-stop-position="1.75in" fo:text-indent="-0.25in" fo:margin-left="1.75in"/>
        </style:list-level-properties>
      </text:list-level-style-bullet>
      <text:list-level-style-bullet text:bullet-char="•" text:level="7" style:num-suffix="." text:style-name="Bullet_20_Symbols">
        <style:list-level-properties text:list-level-position-and-space-mode="label-alignment">
          <style:list-level-label-alignment text:label-followed-by="listtab" text:list-tab-stop-position="2in" fo:text-indent="-0.25in" fo:margin-left="2in"/>
        </style:list-level-properties>
      </text:list-level-style-bullet>
      <text:list-level-style-bullet text:bullet-char="◦" text:level="8" style:num-suffix="." text:style-name="Bullet_20_Symbols">
        <style:list-level-properties text:list-level-position-and-space-mode="label-alignment">
          <style:list-level-label-alignment text:label-followed-by="listtab" text:list-tab-stop-position="2.25in" fo:text-indent="-0.25in" fo:margin-left="2.25in"/>
        </style:list-level-properties>
      </text:list-level-style-bullet>
      <text:list-level-style-bullet text:bullet-char="▪" text:level="9" style:num-suffix="." text:style-name="Bullet_20_Symbols">
        <style:list-level-properties text:list-level-position-and-space-mode="label-alignment">
          <style:list-level-label-alignment text:label-followed-by="listtab" text:list-tab-stop-position="2.5in" fo:text-indent="-0.25in" fo:margin-left="2.5in"/>
        </style:list-level-properties>
      </text:list-level-style-bullet>
      <text:list-level-style-bullet text:bullet-char="•" text:level="10" style:num-suffix="." text:style-name="Bullet_20_Symbols">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bullet-char="•" text:level="1" style:num-suffix="." text:style-name="Bullet_20_Symbols">
        <style:list-level-properties text:list-level-position-and-space-mode="label-alignment">
          <style:list-level-label-alignment text:label-followed-by="listtab" text:list-tab-stop-position="0.5in" fo:text-indent="-0.25in" fo:margin-left="0.5in"/>
        </style:list-level-properties>
      </text:list-level-style-bullet>
      <text:list-level-style-bullet text:bullet-char="◦" text:level="2" style:num-suffix="." text:style-name="Bullet_20_Symbols">
        <style:list-level-properties text:list-level-position-and-space-mode="label-alignment">
          <style:list-level-label-alignment text:label-followed-by="listtab" text:list-tab-stop-position="0.75in" fo:text-indent="-0.25in" fo:margin-left="0.75in"/>
        </style:list-level-properties>
      </text:list-level-style-bullet>
      <text:list-level-style-bullet text:bullet-char="▪" text:level="3" style:num-suffix="." text:style-name="Bullet_20_Symbols">
        <style:list-level-properties text:list-level-position-and-space-mode="label-alignment">
          <style:list-level-label-alignment text:label-followed-by="listtab" text:list-tab-stop-position="1in" fo:text-indent="-0.25in" fo:margin-left="1in"/>
        </style:list-level-properties>
      </text:list-level-style-bullet>
      <text:list-level-style-bullet text:bullet-char="•" text:level="4" style:num-suffix="." text:style-name="Bullet_20_Symbols">
        <style:list-level-properties text:list-level-position-and-space-mode="label-alignment">
          <style:list-level-label-alignment text:label-followed-by="listtab" text:list-tab-stop-position="1.25in" fo:text-indent="-0.25in" fo:margin-left="1.25in"/>
        </style:list-level-properties>
      </text:list-level-style-bullet>
      <text:list-level-style-bullet text:bullet-char="◦" text:level="5" style:num-suffix="." text:style-name="Bullet_20_Symbols">
        <style:list-level-properties text:list-level-position-and-space-mode="label-alignment">
          <style:list-level-label-alignment text:label-followed-by="listtab" text:list-tab-stop-position="1.5in" fo:text-indent="-0.25in" fo:margin-left="1.5in"/>
        </style:list-level-properties>
      </text:list-level-style-bullet>
      <text:list-level-style-bullet text:bullet-char="▪" text:level="6" style:num-suffix="." text:style-name="Bullet_20_Symbols">
        <style:list-level-properties text:list-level-position-and-space-mode="label-alignment">
          <style:list-level-label-alignment text:label-followed-by="listtab" text:list-tab-stop-position="1.75in" fo:text-indent="-0.25in" fo:margin-left="1.75in"/>
        </style:list-level-properties>
      </text:list-level-style-bullet>
      <text:list-level-style-bullet text:bullet-char="•" text:level="7" style:num-suffix="." text:style-name="Bullet_20_Symbols">
        <style:list-level-properties text:list-level-position-and-space-mode="label-alignment">
          <style:list-level-label-alignment text:label-followed-by="listtab" text:list-tab-stop-position="2in" fo:text-indent="-0.25in" fo:margin-left="2in"/>
        </style:list-level-properties>
      </text:list-level-style-bullet>
      <text:list-level-style-bullet text:bullet-char="◦" text:level="8" style:num-suffix="." text:style-name="Bullet_20_Symbols">
        <style:list-level-properties text:list-level-position-and-space-mode="label-alignment">
          <style:list-level-label-alignment text:label-followed-by="listtab" text:list-tab-stop-position="2.25in" fo:text-indent="-0.25in" fo:margin-left="2.25in"/>
        </style:list-level-properties>
      </text:list-level-style-bullet>
      <text:list-level-style-bullet text:bullet-char="▪" text:level="9" style:num-suffix="." text:style-name="Bullet_20_Symbols">
        <style:list-level-properties text:list-level-position-and-space-mode="label-alignment">
          <style:list-level-label-alignment text:label-followed-by="listtab" text:list-tab-stop-position="2.5in" fo:text-indent="-0.25in" fo:margin-left="2.5in"/>
        </style:list-level-properties>
      </text:list-level-style-bullet>
      <text:list-level-style-bullet text:bullet-char="•" text:level="10" style:num-suffix="." text:style-name="Bullet_20_Symbols">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text:p>
      <text:p text:style-name="P2">This use case describes how customers can </text:p>
      <text:p text:style-name="P2">book tickets online for a selected performance. <text:s/></text:p>
      <text:p text:style-name="P1">Actor(s): </text:p>
      <text:p text:style-name="P2"><text:span text:style-name="Actor">Customer</text:span>, <text:span text:style-name="Actor">Clerk</text:span>, <text:span text:style-name="Actor">Bank</text:span> </text:p>
      <text:p text:style-name="P1">Flow of events </text:p>
      <text:p text:style-name="P1">Basic Flow </text:p>
      <text:list text:style-name="L1">
        <text:list-item>
          <text:p text:style-name="P5">The use case execution begins when a customer selects the book ticket option. </text:p>
        </text:list-item>
        <text:list-item>
          <text:p text:style-name="P5">The customer selects a performance, and in response, the system displays a seating chart with seats available for the show. </text:p>
        </text:list-item>
        <text:list-item>
          <text:p text:style-name="P5">The customer picks a free seat. In response, the system displays a form collecting payment information. </text:p>
        </text:list-item>
        <text:list-item>
          <text:p text:style-name="P8"><text:span text:style-name="T1">The customer provides the required payment information and submits the payment form to the system. The system, in cooperation with the bank, </text:span><text:span text:style-name="T1">carries out the payment transaction and responds by prompting the customer to provide their shipment address. <text:s/></text:span></text:p>
        </text:list-item>
        <text:list-item>
          <text:p text:style-name="P5">The customer fills out the shipment address and submits the form to the system. The system notifies the clerk of the customer’s purchase. Then, the clerk ships the ticket and records the shipment with the system. At this point, the system sends the customer an electronic confirmation and an electronic ticket. </text:p>
        </text:list-item>
        <text:list-item>
          <text:p text:style-name="P5">Finally, the customer receives the shipment with the ticket. </text:p>
        </text:list-item>
      </text:list>
      <text:p text:style-name="P4">Exceptional Flow of Events: </text:p>
      <text:list text:style-name="L2">
        <text:list-item>
          <text:p text:style-name="P6">The customer can cancel the purchase at any point prior to submitting their shipment address. <text:s/></text:p>
        </text:list-item>
        <text:list-item>
          <text:p text:style-name="P6">In step (3), no vacant seats are available. The use case terminates. <text:s/></text:p>
        </text:list-item>
        <text:list-item>
          <text:p text:style-name="P6">In step (3), the customer has selected a booked seat. The system displays an updated seating chart. </text:p>
        </text:list-item>
        <text:list-item>
          <text:p text:style-name="P6">In step (4), payment data is incomplete or incorrect. The system requests the missing information. If the payment information is incomplete or incorrect again, the system aborts the booking and rolls back to its state prior to the current purchase. <text:s/></text:p>
        </text:list-item>
      </text:list>
      <text:p text:style-name="P1">Pre-conditions </text:p>
      <text:p text:style-name="P2">None </text:p>
      <text:p text:style-name="P1">Post-condition </text:p>
      <text:list text:style-name="L3">
        <text:list-item>
          <text:p text:style-name="P7">A seat is booked. </text:p>
        </text:list-item>
        <text:list-item>
          <text:p text:style-name="P7">An amount equivalent to the seat's price is transferred from the customer's bank account to the system's bank account. </text:p>
        </text:list-item>
        <text:list-item>
          <text:p text:style-name="P7">The ticket for the booked seat is e-mailed to the customer. </text:p>
        </text:list-item>
      </text:list>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Bold" svg:font-family="Courier-Bold" style:font-family-generic="moder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Actor" style:family="paragraph" style:master-page-name="">
      <style:paragraph-properties style:page-number="auto"/>
      <style:text-properties fo:font-weight="bold"/>
    </style:style>
    <style:style style:name="Variable" style:family="text">
      <style:text-properties fo:font-style="italic" style:font-style-asian="italic" style:font-style-complex="italic"/>
    </style:style>
    <style:style style:name="Value" style:family="text">
      <style:text-properties style:text-underline-style="solid" style:text-underline-width="auto" style:text-underline-color="font-color"/>
    </style:style>
    <style:style style:name="Actor" style:family="text">
      <style:text-properties fo:font-weight="bold"/>
    </style:style>
    <style:style style:name="UseCase" style:family="text">
      <style:text-properties fo:font-style="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ndrik Johannes</meta:initial-creator>
    <meta:creation-date>2009-01-07T10:51:19</meta:creation-date>
    <dc:date>2009-06-08T21:50:56</dc:date>
    <meta:editing-duration>PT07H16M13S</meta:editing-duration>
    <meta:editing-cycles>30</meta:editing-cycles>
    <meta:generator>OpenOffice.org/3.0$Unix OpenOffice.org_project/300m9$Build-9358</meta:generator>
    <meta:document-statistic meta:table-count="0" meta:image-count="0" meta:object-count="0" meta:page-count="1" meta:paragraph-count="24" meta:word-count="309" meta:character-count="1886"/>
    <meta:user-defined meta:name="Info 1"/>
    <meta:user-defined meta:name="Info 2"/>
    <meta:user-defined meta:name="Info 3"/>
    <meta:user-defined meta:name="Info 4"/>
  </office:meta>
</office:document-meta>
</file>